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 style:list-style-name="L1">
      <style:text-properties fo:font-style="normal" officeooo:rsid="0014251e" officeooo:paragraph-rsid="0014251e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fo:font-style="italic" officeooo:rsid="0014251e" officeooo:paragraph-rsid="0014251e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ponowany tytuł historyjki</text:h>
      <text:p text:style-name="Standard">Pewnego dnia jakiś znajomy zatrzymał mnie i powiedział ze złością w głosie:</text:p>
      <text:list xml:id="list2936031583" text:style-name="L1">
        <text:list-item>
          <text:p text:style-name="P3">Słyszałeś co zrobił Sasin? </text:p>
        </text:list-item>
        <text:list-item>
          <text:p text:style-name="P3">Nie! A co znowu zrobił?</text:p>
        </text:list-item>
        <text:list-item>
          <text:p text:style-name="P3">No łagodnie mówiąc zapłacił 70 milionów złotych na wybory, które się przecież nie odbędą bo Senat przytrzyma ustawę.</text:p>
        </text:list-item>
        <text:list-item>
          <text:p text:style-name="P3">No co za gałgan.</text:p>
        </text:list-item>
        <text:list-item>
          <text:p text:style-name="P3">No! Zgadzam się w 100%. Ale teraz na pewno cała Polska będzie się z niego śmiała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leksander Bies i Tomasz Tob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</meta:initial-creator>
    <meta:creation-date>2012-04-03T09:54:47</meta:creation-date>
    <dc:date>2020-11-26T16:54:20.752388317</dc:date>
    <meta:editing-duration>PT14M45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8" meta:word-count="72" meta:character-count="402" meta:non-whitespace-character-count="341"/>
  </office:meta>
</office:document-meta>
</file>